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essageListenerContainerTests.testSessionTransactedModeReallyDoesDefaultTo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essageConsumer.getMessa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ListenerContainerTests.testSettingConcurrentConsumersToANegativeValueIs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essageConsumer.receiveNoWa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Listener.on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ListenerContainerTests.testTransactedSessionsGetRollbackLogicAppliedAndThatExceptionsStillDo_NOT_Propa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impleMessageListenerContainerTests.testDestroyClosesConsumersSessionsAndConnectionInTha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impleMessageListenerContainerTests.testTaskExecutorCorrectlyInvokedWhen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impleMessageListenerContainerTests.testRegisteredErrorHandlerIsInvoked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mpleMessageConsumer.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ListenerContainerTests.testSettingMessageListenerToAnUnsuppor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essageListenerContainerTests.testSettingConcurrentConsumersToZeroIs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essageConsumer.setMessageListener( MessageListener messa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Consum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Consumer.getMessag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ListenerContainerTests.testSettingMessageListenerToANul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essageListenerContainerTests.testContextRefreshedEventStartsTheConnection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MessageListenerContainerTests.testNoRollbackOccursIfSessionIsNotTransactedAndThatExceptionsDo_NOT_Propa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MessageListenerContainerTests.testRegisteredExceptionListenerIsInvoked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mpleMessageConsumer.receive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Consumer.send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ListenerContainerTests.testContextRefreshedEventDoesNotStartTheConnectionIfAutoStartIsSetTo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MessageListenerContainerTests.testCorrectSessionExposedForSessionAwareMessageListenerInvo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